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274cm"/>
      <style:paragraph-properties style:writing-mode="lr-tb"/>
    </style:style>
    <style:style style:name="gr2" style:family="graphic" style:parent-style-name="standard">
      <style:graphic-properties draw:stroke="solid" svg:stroke-color="#000000" draw:fill="solid" draw:fill-color="#ffb66c" draw:textarea-horizontal-align="center" draw:textarea-vertical-align="middle" draw:auto-grow-height="true" draw:auto-grow-width="false" fo:min-height="1.956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254cm" draw:fill="solid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dddddd" draw:textarea-vertical-align="middle" draw:auto-grow-height="true" draw:auto-grow-width="false" fo:max-height="0cm" fo:min-height="1.30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5pt" style:font-size-asian="15pt" style:font-size-complex="15pt"/>
    </style:style>
    <style:style style:name="P3" style:family="paragraph">
      <loext:graphic-properties draw:fill="solid" draw:fill-color="#ffb66c"/>
      <style:paragraph-properties fo:text-align="center" style:writing-mode="lr-tb"/>
      <style:text-properties fo:font-size="20pt" style:font-size-asian="20pt" style:font-size-complex="2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778cm" svg:height="1.524cm" svg:x="9.398cm" svg:y="2.286cm">
          <draw:text-box>
            <text:p text:style-name="P1"><text:span text:style-name="T1">PC</text:span><text:span text:style-name="T2">i</text:span></text:p>
          </draw:text-box>
        </draw:frame>
        <draw:frame draw:style-name="gr2" draw:text-style-name="P3" draw:layer="layout" svg:width="12.954cm" svg:height="2.206cm" svg:x="8.128cm" svg:y="4.652cm">
          <draw:text-box>
            <text:p text:style-name="P1"><text:span text:style-name="T3">VM State Transition</text:span></text:p>
          </draw:text-box>
        </draw:frame>
        <draw:frame draw:style-name="gr2" draw:text-style-name="P3" draw:layer="layout" svg:width="12.954cm" svg:height="2.206cm" svg:x="8.128cm" svg:y="9.986cm">
          <draw:text-box>
            <text:p text:style-name="P1"><text:span text:style-name="T3">VM State Transition</text:span></text:p>
          </draw:text-box>
        </draw:frame>
        <draw:frame draw:style-name="gr1" draw:text-style-name="P2" draw:layer="layout" svg:width="1.778cm" svg:height="1.524cm" svg:x="12.192cm" svg:y="2.286cm">
          <draw:text-box>
            <text:p text:style-name="P1"><text:span text:style-name="T1">A</text:span><text:span text:style-name="T2">i</text:span></text:p>
          </draw:text-box>
        </draw:frame>
        <draw:frame draw:style-name="gr1" draw:text-style-name="P2" draw:layer="layout" svg:width="1.778cm" svg:height="1.524cm" svg:x="14.986cm" svg:y="2.286cm">
          <draw:text-box>
            <text:p text:style-name="P1"><text:span text:style-name="T1">B</text:span><text:span text:style-name="T2">i</text:span></text:p>
          </draw:text-box>
        </draw:frame>
        <draw:line draw:style-name="gr3" draw:text-style-name="P4" draw:layer="layout" svg:x1="10.295cm" svg:y1="3.81cm" svg:x2="10.311cm" svg:y2="4.696cm">
          <text:p/>
        </draw:line>
        <draw:frame draw:style-name="gr1" draw:text-style-name="P2" draw:layer="layout" svg:width="1.778cm" svg:height="1.524cm" svg:x="9.144cm" svg:y="7.62cm">
          <draw:text-box>
            <text:p text:style-name="P1"><text:span text:style-name="T1">PC</text:span><text:span text:style-name="T2">i+1</text:span></text:p>
          </draw:text-box>
        </draw:frame>
        <draw:frame draw:style-name="gr1" draw:text-style-name="P2" draw:layer="layout" svg:width="1.778cm" svg:height="1.524cm" svg:x="11.938cm" svg:y="7.62cm">
          <draw:text-box>
            <text:p text:style-name="P1"><text:span text:style-name="T1">A</text:span><text:span text:style-name="T2">i+1</text:span></text:p>
          </draw:text-box>
        </draw:frame>
        <draw:frame draw:style-name="gr1" draw:text-style-name="P2" draw:layer="layout" svg:width="1.778cm" svg:height="1.524cm" svg:x="14.732cm" svg:y="7.62cm">
          <draw:text-box>
            <text:p text:style-name="P1"><text:span text:style-name="T1">B</text:span><text:span text:style-name="T2">i+1</text:span></text:p>
          </draw:text-box>
        </draw:frame>
        <draw:line draw:style-name="gr3" draw:text-style-name="P4" draw:layer="layout" svg:x1="10.144cm" svg:y1="6.858cm" svg:x2="10.16cm" svg:y2="7.62cm">
          <text:p/>
        </draw:line>
        <draw:line draw:style-name="gr3" draw:text-style-name="P4" draw:layer="layout" svg:x1="10.144cm" svg:y1="9.144cm" svg:x2="10.16cm" svg:y2="10.03cm">
          <text:p/>
        </draw:line>
        <draw:line draw:style-name="gr3" draw:text-style-name="P4" draw:layer="layout" svg:x1="12.954cm" svg:y1="3.81cm" svg:x2="12.97cm" svg:y2="4.652cm">
          <text:p/>
        </draw:line>
        <draw:line draw:style-name="gr3" draw:text-style-name="P4" draw:layer="layout" svg:x1="15.748cm" svg:y1="3.81cm" svg:x2="15.764cm" svg:y2="4.696cm">
          <text:p/>
        </draw:line>
        <draw:line draw:style-name="gr3" draw:text-style-name="P4" draw:layer="layout" svg:x1="12.938cm" svg:y1="6.858cm" svg:x2="12.954cm" svg:y2="7.62cm">
          <text:p/>
        </draw:line>
        <draw:line draw:style-name="gr3" draw:text-style-name="P4" draw:layer="layout" svg:x1="15.732cm" svg:y1="6.858cm" svg:x2="15.748cm" svg:y2="7.62cm">
          <text:p/>
        </draw:line>
        <draw:line draw:style-name="gr3" draw:text-style-name="P4" draw:layer="layout" svg:x1="12.938cm" svg:y1="9.1cm" svg:x2="12.954cm" svg:y2="9.986cm">
          <text:p/>
        </draw:line>
        <draw:line draw:style-name="gr3" draw:text-style-name="P4" draw:layer="layout" svg:x1="15.748cm" svg:y1="9.1cm" svg:x2="15.764cm" svg:y2="9.986cm">
          <text:p/>
        </draw:line>
        <draw:line draw:style-name="gr3" draw:text-style-name="P4" draw:layer="layout" svg:x1="4.826cm" svg:y1="5.004cm" svg:x2="8.128cm" svg:y2="5.004cm">
          <text:p/>
        </draw:line>
        <draw:line draw:style-name="gr3" draw:text-style-name="P4" draw:layer="layout" svg:x1="4.826cm" svg:y1="6.604cm" svg:x2="8.128cm" svg:y2="6.604cm">
          <text:p/>
        </draw:line>
        <draw:frame draw:style-name="gr4" draw:text-style-name="P5" draw:layer="layout" svg:width="3.81cm" svg:height="1.114cm" svg:x="2.032cm" svg:y="3.966cm">
          <draw:text-box>
            <text:p>freeInput<text:span text:style-name="T4">i</text:span></text:p>
          </draw:text-box>
        </draw:frame>
        <draw:frame draw:style-name="gr4" draw:text-style-name="P5" draw:layer="layout" svg:width="3.81cm" svg:height="1.114cm" svg:x="2.032cm" svg:y="5.49cm">
          <draw:text-box>
            <text:p>instruction<text:span text:style-name="T4">i</text:span></text:p>
          </draw:text-box>
        </draw:frame>
        <draw:line draw:style-name="gr3" draw:text-style-name="P4" draw:layer="layout" svg:x1="4.826cm" svg:y1="10.436cm" svg:x2="8.128cm" svg:y2="10.436cm">
          <text:p/>
        </draw:line>
        <draw:line draw:style-name="gr3" draw:text-style-name="P4" draw:layer="layout" svg:x1="4.826cm" svg:y1="12.036cm" svg:x2="8.128cm" svg:y2="12.036cm">
          <text:p/>
        </draw:line>
        <draw:frame draw:style-name="gr4" draw:text-style-name="P5" draw:layer="layout" svg:width="3.81cm" svg:height="1.114cm" svg:x="2.032cm" svg:y="9.398cm">
          <draw:text-box>
            <text:p>freeInput<text:span text:style-name="T4">i+1</text:span></text:p>
          </draw:text-box>
        </draw:frame>
        <draw:frame draw:style-name="gr4" draw:text-style-name="P5" draw:layer="layout" svg:width="4.064cm" svg:height="1.114cm" svg:x="2.032cm" svg:y="10.922cm">
          <draw:text-box>
            <text:p>instruction<text:span text:style-name="T4">i+1</text:span></text:p>
          </draw:text-box>
        </draw:frame>
        <draw:frame draw:style-name="gr1" draw:text-style-name="P2" draw:layer="layout" svg:width="1.778cm" svg:height="1.524cm" svg:x="9.144cm" svg:y="12.954cm">
          <draw:text-box>
            <text:p text:style-name="P1"><text:span text:style-name="T1">PC</text:span><text:span text:style-name="T2">i+2</text:span></text:p>
          </draw:text-box>
        </draw:frame>
        <draw:frame draw:style-name="gr1" draw:text-style-name="P2" draw:layer="layout" svg:width="1.778cm" svg:height="1.524cm" svg:x="11.938cm" svg:y="12.954cm">
          <draw:text-box>
            <text:p text:style-name="P1"><text:span text:style-name="T1">A</text:span><text:span text:style-name="T2">i+2</text:span></text:p>
          </draw:text-box>
        </draw:frame>
        <draw:frame draw:style-name="gr1" draw:text-style-name="P2" draw:layer="layout" svg:width="1.778cm" svg:height="1.524cm" svg:x="14.732cm" svg:y="12.954cm">
          <draw:text-box>
            <text:p text:style-name="P1"><text:span text:style-name="T1">B</text:span><text:span text:style-name="T2">i+2</text:span></text:p>
          </draw:text-box>
        </draw:frame>
        <draw:line draw:style-name="gr3" draw:text-style-name="P4" draw:layer="layout" svg:x1="10.144cm" svg:y1="12.192cm" svg:x2="10.16cm" svg:y2="12.954cm">
          <text:p/>
        </draw:line>
        <draw:line draw:style-name="gr3" draw:text-style-name="P4" draw:layer="layout" svg:x1="12.938cm" svg:y1="12.192cm" svg:x2="12.954cm" svg:y2="12.954cm">
          <text:p/>
        </draw:line>
        <draw:line draw:style-name="gr3" draw:text-style-name="P4" draw:layer="layout" svg:x1="15.732cm" svg:y1="12.192cm" svg:x2="15.748cm" svg:y2="12.954cm">
          <text:p/>
        </draw:line>
        <draw:frame draw:style-name="gr5" draw:text-style-name="P2" draw:layer="layout" svg:width="2.286cm" svg:height="1.554cm" svg:x="17.78cm" svg:y="2.271cm">
          <draw:text-box>
            <text:p text:style-name="P1"><text:span text:style-name="T1">stRoot</text:span><text:span text:style-name="T2">i</text:span></text:p>
          </draw:text-box>
        </draw:frame>
        <draw:line draw:style-name="gr3" draw:text-style-name="P4" draw:layer="layout" svg:x1="18.542cm" svg:y1="3.81cm" svg:x2="18.558cm" svg:y2="4.696cm">
          <text:p/>
        </draw:line>
        <draw:line draw:style-name="gr3" draw:text-style-name="P4" draw:layer="layout" svg:x1="18.78cm" svg:y1="6.858cm" svg:x2="18.796cm" svg:y2="7.62cm">
          <text:p/>
        </draw:line>
        <draw:line draw:style-name="gr3" draw:text-style-name="P4" draw:layer="layout" svg:x1="18.796cm" svg:y1="9.1cm" svg:x2="18.812cm" svg:y2="9.986cm">
          <text:p/>
        </draw:line>
        <draw:line draw:style-name="gr3" draw:text-style-name="P4" draw:layer="layout" svg:x1="18.78cm" svg:y1="12.192cm" svg:x2="18.796cm" svg:y2="12.954cm">
          <text:p/>
        </draw:line>
        <draw:frame draw:style-name="gr5" draw:text-style-name="P2" draw:layer="layout" svg:width="2.54cm" svg:height="1.554cm" svg:x="17.78cm" svg:y="2.271cm">
          <draw:text-box>
            <text:p text:style-name="P1"><text:span text:style-name="T1">stRoot</text:span><text:span text:style-name="T2">i</text:span></text:p>
          </draw:text-box>
        </draw:frame>
        <draw:frame draw:style-name="gr5" draw:text-style-name="P2" draw:layer="layout" svg:width="2.54cm" svg:height="1.554cm" svg:x="17.78cm" svg:y="7.62cm">
          <draw:text-box>
            <text:p text:style-name="P1"><text:span text:style-name="T1">stRoot</text:span><text:span text:style-name="T2">i+1</text:span></text:p>
          </draw:text-box>
        </draw:frame>
        <draw:frame draw:style-name="gr5" draw:text-style-name="P2" draw:layer="layout" svg:width="2.54cm" svg:height="1.554cm" svg:x="17.78cm" svg:y="12.924cm">
          <draw:text-box>
            <text:p text:style-name="P1"><text:span text:style-name="T1">stRoot</text:span><text:span text:style-name="T2">i+2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5cm" svg:stroke-color="#000000" draw:marker-start-width="0.229cm" draw:marker-start-center="false" draw:marker-end-width="0.22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1:11:48.414943326</meta:creation-date>
    <dc:date>2021-11-12T16:40:19.615109101</dc:date>
    <meta:editing-duration>PT10M41S</meta:editing-duration>
    <meta:editing-cycles>12</meta:editing-cycles>
    <meta:generator>LibreOffice/6.4.7.2$Linux_X86_64 LibreOffice_project/40$Build-2</meta:generator>
    <meta:document-statistic meta:object-count="62"/>
  </office:meta>
</office:document-meta>
</file>